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4pt" fo:font-weight="bold" style:font-size-asian="14pt" style:font-weight-asian="bold" style:font-size-complex="14pt" style:font-weight-complex="bold"/>
    </style:style>
    <style:style style:name="P3" style:family="paragraph" style:parent-style-name="Quotations">
      <style:text-properties style:font-name="Times New Roman" fo:font-size="12pt" fo:language="en" fo:country="none"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1">
      <style:text-properties style:font-name="Times New Roman" fo:font-size="12pt" style:font-size-asian="12pt" style:font-size-complex="12pt"/>
    </style:style>
    <style:style style:name="P6" style:family="paragraph" style:parent-style-name="Standard" style:list-style-name="L2">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text-properties style:font-name="Times New Roman" fo:font-size="12pt" style:font-size-asian="12pt" style:font-size-complex="12pt"/>
    </style:style>
    <style:style style:name="P10" style:family="paragraph" style:parent-style-name="Standard" style:list-style-name="L6">
      <style:text-properties style:font-name="Times New Roman" fo:font-size="12pt" style:font-size-asian="12pt" style:font-size-complex="12pt"/>
    </style:style>
    <style:style style:name="P11" style:family="paragraph" style:parent-style-name="Standard" style:list-style-name="L7">
      <style:text-properties style:font-name="Times New Roman" fo:font-size="12pt" style:font-size-asian="12pt" style:font-size-complex="12pt"/>
    </style:style>
    <style:style style:name="P12" style:family="paragraph" style:parent-style-name="Standard" style:list-style-name="L8">
      <style:text-properties style:font-name="Times New Roman" fo:font-size="12pt" style:font-size-asian="12pt" style:font-size-complex="12pt"/>
    </style:style>
    <style:style style:name="P13" style:family="paragraph" style:parent-style-name="Standard" style:list-style-name="L9">
      <style:text-properties style:font-name="Times New Roman" fo:font-size="12pt" style:font-size-asian="12pt" style:font-size-complex="12pt"/>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 ONE GLANCE – Solve Mysteries</text:p>
      <text:p text:style-name="P1"/>
      <text:p text:style-name="P1">“Studious and Suicidal”</text:p>
      <text:p text:style-name="P1">A woman was found dead in the study.</text:p>
      <text:p text:style-name="P1"/>
      <text:p text:style-name="P1">Game Rules:</text:p>
      <text:list xml:id="list5507992122687563056" text:style-name="L9">
        <text:list-item>
          <text:p text:style-name="P13">Each player gets 5 badges</text:p>
        </text:list-item>
        <text:list-item>
          <text:p text:style-name="P13">70 points is given to player</text:p>
        </text:list-item>
        <text:list-item>
          <text:p text:style-name="P13">If <text:s/>who, how <text:s/>and why are answered correctly the story will be revealed in its entirety </text:p>
        </text:list-item>
        <text:list-item>
          <text:p text:style-name="P13">If the player gets it wrong, the whole story will not be displayed in its entirety and they will lose a whole badge</text:p>
        </text:list-item>
      </text:list>
      <text:p text:style-name="P1"/>
      <text:p text:style-name="P1">Player will choose which clues are important to be placed in the notebook</text:p>
      <text:p text:style-name="P1"/>
      <text:p text:style-name="P1">A good detective knows what questions to ask</text:p>
      <text:p text:style-name="P1"/>
      <text:p text:style-name="P1">In each case you can use the:(but it is only optional)</text:p>
      <text:p text:style-name="P1"><text:s/></text:p>
      <text:p text:style-name="P1">Hint Questions </text:p>
      <text:p text:style-name="P1">Each question needs 2 points</text:p>
      <text:p text:style-name="P1"/>
      <text:p text:style-name="P1">Hint Answers</text:p>
      <text:p text:style-name="P1">Each Answer needs 5 points</text:p>
      <text:p text:style-name="P1"/>
      <text:p text:style-name="P1">Hint Objects</text:p>
      <text:p text:style-name="P1">Each Hidden Object needs 10 points</text:p>
      <text:p text:style-name="P1"/>
      <text:p text:style-name="P1"/>
      <text:p text:style-name="P1">If you know the answers to all the questions you should know answers to the main questions(Who, Why, How)</text:p>
      <text:p text:style-name="P1"/>
      <text:p text:style-name="P1">Some of the subquestions you should be asking and answering as a detective</text:p>
      <text:p text:style-name="P1">to make sure you on the right track: (look around for the answers)</text:p>
      <text:p text:style-name="P1"/>
      <text:p text:style-name="P1">What is the victim's name?</text:p>
      <text:p text:style-name="P1">Who gave her a CD?</text:p>
      <text:p text:style-name="P1">Did she travel?If so, where?</text:p>
      <text:p text:style-name="P1">Who is Fareed?</text:p>
      <text:p text:style-name="P1">Where is Fareed from?</text:p>
      <text:p text:style-name="P1">How does Fareed feel about America?</text:p>
      <text:p text:style-name="P1">Who is Stacy and what does she do for a living?</text:p>
      <text:p text:style-name="P1">What does her Dad do?</text:p>
      <text:p text:style-name="P1">Where was her Dad at the time of the murder?</text:p>
      <text:p text:style-name="P1">Does the victim seem she is part of shady business? If so, what?</text:p>
      <text:p text:style-name="P1"/>
      <text:p text:style-name="P1"/>
      <text:p text:style-name="P1">Story: </text:p>
      <text:p text:style-name="P1">After a thorough investigation, we found out that:</text:p>
      <text:p text:style-name="P1"><text:soft-page-break/>Lisa Hawk was an archaelogist born and raised in America. She traveled to Egypt for her work. When she was there, she met a man named Fareed. They had a relationship and through her connections, she brought him back to America. Fareed started to talk about his hatred towards America. He convinced her America is evil and needs to end. She believed his words and started to participate in a terrorist plot that involved the Lakeside Mall in the city. However, she started to pull out of the plot believing it may not be the right thing to do. Because of that Fareed killed her with the anthrax he brought from Egypt to use in the plot. He came to the apartment and had a drink with her. He then gave her an envelope. She opened it and died instantly due to the acute poison of the Vollum2 anthrax. He then shot her in the head to make it look like suicide, but put the gun in the wrong hand. He then attempted burned some evidence of their terrorist plot to distribute anthrax in the mall, however, he couldn't destroy all the evidence. The police went to Fareed's apartment to arrest him. He was found dead in his apartment. Apparently the anthrax he gave to Lisa effected him as well. <text:s text:c="4"/></text:p>
      <text:p text:style-name="P1"/>
      <text:p text:style-name="P1"/>
      <text:p text:style-name="P1"/>
      <text:p text:style-name="P2">Lisa Hawk</text:p>
      <text:list xml:id="list8602403228840394340" text:style-name="L1">
        <text:list-item>
          <text:p text:style-name="P5">Archaelogist –tiger, head, stone</text:p>
        </text:list-item>
        <text:list-item>
          <text:p text:style-name="P5">American – stacy thread</text:p>
        </text:list-item>
        <text:list-item>
          <text:p text:style-name="P5">Traveled to Egypt – ticket</text:p>
        </text:list-item>
        <text:list-item>
          <text:p text:style-name="P5">Met Fareed in Egypt – Egypt picture, fareed thread, ticket</text:p>
        </text:list-item>
        <text:list-item>
          <text:p text:style-name="P5">Became involved in Terrorist plot – cd,letter,binder,map and fareed thread</text:p>
        </text:list-item>
        <text:list-item>
          <text:p text:style-name="P5">Died of Anthrax – envelope and cd</text:p>
        </text:list-item>
      </text:list>
      <text:p text:style-name="P1"/>
      <text:list xml:id="list1211040527800262596" text:style-name="L2">
        <text:list-item>
          <text:p text:style-name="P6">What was the victim's name?</text:p>
        </text:list-item>
        <text:list-item>
          <text:p text:style-name="P6">What was victim's occupation?</text:p>
        </text:list-item>
        <text:list-item>
          <text:p text:style-name="P6">What was victim's nationality?</text:p>
        </text:list-item>
        <text:list-item>
          <text:p text:style-name="P6">Did the victim travel?</text:p>
        </text:list-item>
        <text:list-item>
          <text:p text:style-name="P6">Where did the victim travel to?</text:p>
        </text:list-item>
        <text:list-item>
          <text:p text:style-name="P6">Who did she meet recently?</text:p>
        </text:list-item>
        <text:list-item>
          <text:p text:style-name="P6">Where did she meet this person?</text:p>
        </text:list-item>
        <text:list-item>
          <text:p text:style-name="P6">Was victim involved in anything shady? If so what?</text:p>
        </text:list-item>
        <text:list-item>
          <text:p text:style-name="P6">What did the victim died of?</text:p>
        </text:list-item>
      </text:list>
      <text:p text:style-name="P1"/>
      <text:p text:style-name="P2"/>
      <text:p text:style-name="P2">Fareed</text:p>
      <text:list xml:id="list9080511652406708157" text:style-name="L3">
        <text:list-item>
          <text:p text:style-name="P7">Egyptian – fareed thread and ticket</text:p>
        </text:list-item>
        <text:list-item>
          <text:p text:style-name="P7">Egyptian terrorist – letter, cd, phone, map</text:p>
        </text:list-item>
        <text:list-item>
          <text:p text:style-name="P7">Got in a relationship with Lisa – fareed thread, sister's thread, dad's thread, pictures</text:p>
        </text:list-item>
        <text:list-item>
          <text:p text:style-name="P7">Came back to America with her – <text:s/>ticket</text:p>
        </text:list-item>
        <text:list-item>
          <text:p text:style-name="P7">He hated America – dad's thread, fareed's thread</text:p>
        </text:list-item>
        <text:list-item>
          <text:p text:style-name="P7">Plotted an attack on the mall – picture of the mall and X marks</text:p>
        </text:list-item>
        <text:list-item>
          <text:p text:style-name="P7">Died of Anthrax – the end</text:p>
        </text:list-item>
      </text:list>
      <text:p text:style-name="P1"/>
      <text:list xml:id="list2681369111430152866" text:style-name="L4">
        <text:list-item>
          <text:p text:style-name="P8">What was Fareed's nationality?</text:p>
        </text:list-item>
        <text:list-item>
          <text:p text:style-name="P8">What was his relationship with Lisa?</text:p>
        </text:list-item>
        <text:list-item>
          <text:p text:style-name="P8">Did he ever come to America?</text:p>
        </text:list-item>
        <text:list-item>
          <text:p text:style-name="P8">Did he like America?</text:p>
        </text:list-item>
        <text:list-item>
          <text:p text:style-name="P8"><text:soft-page-break/>Was he planning something?</text:p>
        </text:list-item>
        <text:list-item>
          <text:p text:style-name="P8">Was he supposed to come over to the victim's house?</text:p>
        </text:list-item>
      </text:list>
      <text:p text:style-name="P1"/>
      <text:p text:style-name="P1"/>
      <text:p text:style-name="P2">Stacy Hawk</text:p>
      <text:list xml:id="list6151708218456485401" text:style-name="L5">
        <text:list-item>
          <text:p text:style-name="P9">Lisa's sister - picture of sister with CD and picture of her singing and stacy thread</text:p>
        </text:list-item>
        <text:list-item>
          <text:p text:style-name="P9">A musician who loves to travel – picture of sister with CD and picture of her singing and stacy thread</text:p>
        </text:list-item>
        <text:list-item>
          <text:p text:style-name="P9">Recently went to Italy – stacy's thread</text:p>
        </text:list-item>
        <text:list-item>
          <text:p text:style-name="P9">Don't want to talk about politics – stacy's thread</text:p>
        </text:list-item>
      </text:list>
      <text:p text:style-name="P1"/>
      <text:list xml:id="list8522379728679176446" text:style-name="L6">
        <text:list-item>
          <text:p text:style-name="P10">What Stacy's relationship with victim?</text:p>
        </text:list-item>
        <text:list-item>
          <text:p text:style-name="P10">Whaat is Stacy's nationality?</text:p>
        </text:list-item>
        <text:list-item>
          <text:p text:style-name="P10">What is Stacy's occupation?</text:p>
        </text:list-item>
        <text:list-item>
          <text:p text:style-name="P10">Did Stacy travel?</text:p>
        </text:list-item>
        <text:list-item>
          <text:p text:style-name="P10">Does like to talk about politics?</text:p>
        </text:list-item>
        <text:list-item>
          <text:p text:style-name="P10">Where was Stacy at the time of the murder?</text:p>
        </text:list-item>
      </text:list>
      <text:p text:style-name="P1"/>
      <text:p text:style-name="P2"/>
      <text:p text:style-name="P2">Brandon Hawk</text:p>
      <text:list xml:id="list5253306344704878917" text:style-name="L7">
        <text:list-item>
          <text:p text:style-name="P11">Lisa's father – dad's thread</text:p>
        </text:list-item>
        <text:list-item>
          <text:p text:style-name="P11">An employee for the government – dad's thread</text:p>
        </text:list-item>
        <text:list-item>
          <text:p text:style-name="P11">Recently had dinner with Lisa and Fareed – dad's thread</text:p>
        </text:list-item>
        <text:list-item>
          <text:p text:style-name="P11">Doesn't like Fareed thinks he hates America – dad's thread</text:p>
        </text:list-item>
        <text:list-item>
          <text:p text:style-name="P11">Patriotic – picture and dad's thread</text:p>
        </text:list-item>
      </text:list>
      <text:p text:style-name="P1"/>
      <text:list xml:id="list3507804495528033736" text:style-name="L8">
        <text:list-item>
          <text:p text:style-name="P12">What Brandon's relationship with victim?</text:p>
        </text:list-item>
        <text:list-item>
          <text:p text:style-name="P12">What is Brandon's nationality?</text:p>
        </text:list-item>
        <text:list-item>
          <text:p text:style-name="P12">Who does Brandon work for?</text:p>
        </text:list-item>
        <text:list-item>
          <text:p text:style-name="P12">Does Brandon know Fareed?</text:p>
        </text:list-item>
        <text:list-item>
          <text:p text:style-name="P12">Does Brandon like Fareed? Why?</text:p>
        </text:list-item>
        <text:list-item>
          <text:p text:style-name="P12">Where was Brandon at the time of the murd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acy thread:</text:p>
      <text:p text:style-name="P1">Hey I'm back from Italy it was awesome</text:p>
      <text:p text:style-name="P1">--Yeah? Even compare to our own country lol</text:p>
      <text:p text:style-name="P1">America is cool and all, but you can't beat them Italian men</text:p>
      <text:p text:style-name="P1">--Lol you crazy, how was the concerts?</text:p>
      <text:p text:style-name="P1">I nailed it. the fans love me girl</text:p>
      <text:p text:style-name="P1">Did you get my CD?</text:p>
      <text:p text:style-name="P1">--Yeah I didn't listen to it yet I can't find it...</text:p>
      <text:p text:style-name="P1">Seriously why would you tell me that? </text:p>
      <text:p text:style-name="P1">--Cause I'm honest, anyway I met this guy</text:p>
      <text:p text:style-name="P1">WHATTTTT TELL ME MORE</text:p>
      <text:p text:style-name="P1">--His name is Fareed. he is reallllllly cute and so intelligent</text:p>
      <text:p text:style-name="P1">Sounds like a keeper</text:p>
      <text:p text:style-name="P1">--Do you know that America is more like a military-industrial country</text:p>
      <text:p text:style-name="P1">Um what is that? </text:p>
      <text:p text:style-name="P1">--It pretty much means America fights in wars for the arms industry lobbyists</text:p>
      <text:p text:style-name="P1">Um I got a D in History...</text:p>
      <text:p text:style-name="P1">--Lol</text:p>
      <text:p text:style-name="P1"/>
      <text:p text:style-name="P1"/>
      <text:p text:style-name="P1">Dad thread:</text:p>
      <text:p text:style-name="P1">Dad I didn't like how you treated Fareed at dinner last night</text:p>
      <text:p text:style-name="P1">--I don't give a crap</text:p>
      <text:p text:style-name="P1">Dad!</text:p>
      <text:p text:style-name="P1">--First instead of calling me Mr. Hawk like a respectable man would do he calls me Brandon!? And then he has the audacity to talk about my job?! He is not right for you!</text:p>
      <text:p text:style-name="P1">He has an opinion Dad</text:p>
      <text:p text:style-name="P1">--A government job is commendable</text:p>
      <text:p text:style-name="P1">So you say!</text:p>
      <text:p text:style-name="P1"/>
      <text:p text:style-name="P1">Look we having a party right now, I wasn't going to invite you </text:p>
      <text:p text:style-name="P1">but your sister is saying we should talk this crap out; </text:p>
      <text:p text:style-name="P1">whaddya say? </text:p>
      <text:p text:style-name="P1"><text:soft-page-break/></text:p>
      <text:p text:style-name="P1"/>
      <text:p text:style-name="P1">Love Of My Life:</text:p>
      <text:p text:style-name="P1">Hey Babe, I miss you soo <text:s/>much</text:p>
      <text:p text:style-name="P1">Not as much as I miss your beautiful smile and crescent laugh</text:p>
      <text:p text:style-name="P1">Oh Fareed</text:p>
      <text:p text:style-name="P1">Did you get my letters</text:p>
      <text:p text:style-name="P1">Yea</text:p>
      <text:p text:style-name="P1">So what you think</text:p>
      <text:p text:style-name="P1">I still don't believe it</text:p>
      <text:p text:style-name="P1">It's true! You have to admit, it is not right</text:p>
      <text:p text:style-name="P1">Yea I guess so</text:p>
      <text:p text:style-name="P1"/>
      <text:p text:style-name="P1">I made a map where it will be good to distribute the gifts</text:p>
      <text:p text:style-name="P1">You have? You are so beautiful Lisa!</text:p>
      <text:p text:style-name="P1"/>
      <text:p text:style-name="P1">I listened to the CD</text:p>
      <text:p text:style-name="P1">Make sure you understand every detail</text:p>
      <text:p text:style-name="P1">Ok</text:p>
      <text:p text:style-name="P1">You are so wonderful I knew you were the one </text:p>
      <text:p text:style-name="P1">when I first saw you in Egypt</text:p>
      <text:p text:style-name="P1">And you will always be the one to me</text:p>
      <text:p text:style-name="P1"/>
      <text:p text:style-name="P1">Listen I'm sorry about what Dad said</text:p>
      <text:p text:style-name="P1">You can't help it he is a fool he refuses to see </text:p>
      <text:p text:style-name="P1">I don't think he is a fool just ignorant</text:p>
      <text:p text:style-name="P1">I make him see one day</text:p>
      <text:p text:style-name="P1">Thank you Fareed</text:p>
      <text:p text:style-name="P1"><text:s/></text:p>
      <text:p text:style-name="P1">Look I think we need to talk</text:p>
      <text:p text:style-name="P1">About what</text:p>
      <text:p text:style-name="P1">Dad sent me a text today he wants to talk to me and settled stuff out</text:p>
      <text:p text:style-name="P1">I don't think that is a good idea</text:p>
      <text:p text:style-name="P1">Maybe it is, sometimes words are better you know and you did say you talk to him</text:p>
      <text:p text:style-name="P1">Of course</text:p>
      <text:p text:style-name="P1"/>
      <text:p text:style-name="P1"/>
      <text:p text:style-name="P1"/>
      <text:p text:style-name="P1"/>
      <text:p text:style-name="P1"/>
      <text:p text:style-name="P1"/>
      <text:section text:style-name="Sect1" text:name="content">
        <text:section text:style-name="Sect1" text:name="bodyContent">
          <text:p text:style-name="P1"/>
          <text:section text:style-name="Sect2" text:name="mw-content-text">
            <text:p text:style-name="P3">A vital element in keeping the peace is our military establishment. Our arms must be mighty, ready for instant action, so that no potential aggressor may be tempted to risk his own destruction...</text:p>
            <text:p text:style-name="P3">This conjunction of an immense military establishment and a large arms industry is new in the American experience. The total influence—economic, political, even spiritual—is felt in every city, every statehouse, every office of the federal government. We recognize the <text:soft-page-break/>imperative need for this development. Yet we must not fail to comprehend its grave implications. Our toil, resources and livelihood are all involved; so is the very structure of our society. In the councils of government, <text:span text:style-name="T1">we must guard against the acquisition of </text:span><text:span text:style-name="T1">unwarranted influence, whether sought or unsought, by the military–industrial complex</text:span>. The potential for the disastrous rise of misplaced power exists, and will persist. We must never let the weight of this combination endanger our liberties or democratic processes. We should take nothing for granted. Only an alert and knowledgeable citizenry can compel the proper meshing of the huge industrial and military machinery of defense with our peaceful methods and goals so that security and liberty may prosper together.</text:p>
          </text:section>
        </text:section>
      </text:section>
      <text:p text:style-name="P1"/>
      <text:p text:style-name="P1"/>
      <text:p text:style-name="P1"/>
      <text:p text:style-name="P1"/>
      <text:p text:style-name="P1"/>
      <text:p text:style-name="P1"/>
      <text:p text:style-name="P1">Vollux2 is an acute substance. Even with the slightest touch, the recipient could become eff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09T15:44:09.74</meta:creation-date>
    <dc:date>2019-07-22T00:02:59.93</dc:date>
    <meta:editing-duration>P5DT16H53M37S</meta:editing-duration>
    <meta:editing-cycles>74</meta:editing-cycles>
    <meta:generator>OpenOffice/4.1.6$Win32 OpenOffice.org_project/416m1$Build-9790</meta:generator>
    <meta:document-statistic meta:table-count="0" meta:image-count="0" meta:object-count="0" meta:page-count="6" meta:paragraph-count="149" meta:word-count="1506" meta:character-count="7886"/>
  </office:meta>
</office:document-meta>
</file>